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1">
          <table:table-cell table:number-columns-repeated="2"/>
          <table:table-cell office:value-type="string" calcext:value-type="string">
            <text:p>Auflösu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0.6429" calcext:value-type="float">
            <text:p>-0.6429</text:p>
          </table:table-cell>
          <table:table-cell table:formula="of:=[.C3]-[.C2]" office:value-type="float" office:value="3.32430043763676" calcext:value-type="float">
            <text:p>3.3243004376</text:p>
          </table:table-cell>
          <table:table-cell/>
        </table:table-row>
        <table:table-row table:style-name="ro1">
          <table:table-cell table:number-columns-repeated="2"/>
          <table:table-cell table:formula="of:=(10+45.7)*(2.2/45.7)" office:value-type="float" office:value="2.68140043763676" calcext:value-type="float">
            <text:p>2.6814004376</text:p>
          </table:table-cell>
          <table:table-cell table:formula="of:=[.C4]-[.C3]" office:value-type="float" office:value="3.33257657385749" calcext:value-type="float">
            <text:p>3.3325765739</text:p>
          </table:table-cell>
          <table:table-cell/>
        </table:table-row>
        <table:table-row table:style-name="ro1">
          <table:table-cell table:number-columns-repeated="2"/>
          <table:table-cell table:formula="of:=(10+6.96)*(2.468/6.96)" office:value-type="float" office:value="6.01397701149425" calcext:value-type="float">
            <text:p>6.01397701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0+3.764)*(3.3/3.764)" office:value-type="float" office:value="12.0672688629118" calcext:value-type="float">
            <text:p>12.06726886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0+2.58)*(3.3/2.58)" office:value-type="float" office:value="16.0906976744186" calcext:value-type="float">
            <text:p>16.09069767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0+1.963)*(3.3/1.963)" office:value-type="float" office:value="20.1110035659704" calcext:value-type="float">
            <text:p>20.1110035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0+1.584)*(3.3/1.584)" office:value-type="float" office:value="24.1333333333333" calcext:value-type="float">
            <text:p>24.133333333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formula="of:=(10+45.7)*(3.3/45.7)" office:value-type="float" office:value="4.02210065645514" calcext:value-type="float">
            <text:p>4.0221006565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6:29:38.600000000</meta:creation-date>
    <dc:date>2014-09-25T21:10:08.584000000</dc:date>
    <meta:editing-duration>PT3H55M9S</meta:editing-duration>
    <meta:editing-cycles>1</meta:editing-cycles>
    <meta:document-statistic meta:table-count="1" meta:cell-count="11" meta:object-count="0"/>
    <meta:generator>LibreOffice/4.2.6.3$Windows_x86 LibreOffice_project/3fd416d4c6db7d3204c17ce57a1d70f6e531ee21</meta:generator>
  </office:meta>
</office:document-meta>
</file>